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RemoteCacheListener( IRemoteCacheAttributes ir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CacheListener.ensure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Cache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Listener.getRemot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handleRemove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Listener.handlePut( ICacheElement cb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